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4" style:family="text">
      <style:text-properties fo:font-size="12.00pt" fo:font-weight="normal" fo:font-family="'Liberation Sans'" style:font-family-asian="'Liberation Sans'" style:font-family-complex="'Liberation Sans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ans'" style:font-family-asian="'Liberation Sans'" style:font-family-complex="'Liberation Sans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Alison Shoiti Asato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APOO</text:span></text:p>
      <text:p text:style-name="P1"><text:span text:style-name="T4"/></text:p>
      <text:p text:style-name="P1"><text:span text:style-name="T5">Projeto: Software para gerenciamento de Pastelarias</text:span></text:p>
      <text:p text:style-name="P1"><text:span text:style-name="T6"/></text:p>
      <text:p text:style-name="P1"><text:span text:style-name="T7">Lista de Requisitos: </text:span></text:p>
      <text:p text:style-name="P1"><text:span text:style-name="T8"/></text:p>
      <text:p text:style-name="P1"><text:span text:style-name="T9">1.<text:s text:c="2"/>O sistema deve permitir o gerente gerenciar fornecedor.&lt;&lt;CRUD&gt;&gt;</text:span></text:p>
      <text:p text:style-name="P1"><text:span text:style-name="T9">2.<text:s text:c="2"/>O sistema deve permitir o gerente gerenciar produto.&lt;&lt;CRUD&gt;&gt;</text:span></text:p>
      <text:p text:style-name="P1"><text:span text:style-name="T9">3.<text:s text:c="2"/>O sistema deve permitir o gerente gerenciar categoria de produtos.&lt;&lt;CRUD&gt;&gt;</text:span></text:p>
      <text:p text:style-name="P1"><text:span text:style-name="T9">4.<text:s text:c="2"/>O sistema deve permitir o gerente gerenciar o funcionario.&lt;&lt;CRUD&gt;&gt;</text:span></text:p>
      <text:p text:style-name="P1"><text:span text:style-name="T9">5.<text:s text:c="2"/>O sistema deve permitir o funcionario emitir relatorio de vendas.&lt;&lt;REP&gt;&gt;</text:span></text:p>
      <text:p text:style-name="P1"><text:span text:style-name="T9">6.<text:s text:c="2"/>O sistema deve permitir o gerente emitir relatorio de fornecedores.&lt;&lt;REP&gt;&gt;</text:span></text:p>
      <text:p text:style-name="P1"><text:span text:style-name="T9">7.<text:s text:c="2"/>O sistema deve permitir o funcionario emitir relatorio de estoque de produtos.&lt;&lt;REP&gt;&gt;</text:span></text:p>
      <text:p text:style-name="P1"><text:span text:style-name="T9">8.<text:s text:c="2"/>O sistema deve permitir o funcionario realizar vendas.</text:span></text:p>
      <text:p text:style-name="P1"><text:span text:style-name="T9">9.<text:s text:c="2"/>O sistema deve permitir o funcionario emitir relatorio de produtos&lt;&lt;REP&gt;&gt;</text:span></text:p>
      <text:p text:style-name="P1"><text:span text:style-name="T9">10.O sistema deve permitir o gerente realizar a compra de produtos.</text:span></text:p>
      <text:p text:style-name="P1"><text:span text:style-name="T10"/></text:p>
      <text:p text:style-name="P1"><text:span text:style-name="T11">Atores:</text:span></text:p>
      <text:p text:style-name="P1"><text:span text:style-name="T12"/></text:p>
      <text:p text:style-name="P1"><text:span text:style-name="T13"><text:tab/>Gerente:</text:span><text:span text:style-name="T14">O gerente representa no sistema o usuário com maior nível hierárquico da empresa (e é uma generalização do ator Funcionário), o/os usuário(s) que tem acesso a todas as funcionalidades.</text:span></text:p>
      <text:p text:style-name="P1"><text:span text:style-name="T15"/></text:p>
      <text:p text:style-name="P1"><text:span text:style-name="T16"><text:tab/>Funcionario:</text:span><text:span text:style-name="T17">O funcionário representa no sistema o usuário com acesso as funcionalidades básicas do sistema.</text:span></text:p>
      <text:p text:style-name="P1"><text:span text:style-name="T18"/></text:p>
      <text:p text:style-name="P1"><text:span text:style-name="T18"/></text:p>
      <text:p text:style-name="P1"><text:span text:style-name="T19">Fluxos:</text:span></text:p>
      <text:p text:style-name="P1"><text:span text:style-name="T20"/></text:p>
      <text:p text:style-name="P1"><text:span text:style-name="T21">1. Fluxo Principal:</text:span></text:p>
      <text:p text:style-name="P1"><text:span text:style-name="T22"/></text:p>
      <text:p text:style-name="P1"><text:span text:style-name="T23">Caso de Uso: Compra de comida</text:span></text:p>
      <text:p text:style-name="P1"><text:span text:style-name="T23"><text:tab/>1.O funcionario verifica a disponibilidade dos produtos.</text:span></text:p>
      <text:p text:style-name="P1"><text:span text:style-name="T23"><text:tab/>2.O sistema informa uma lista com os produtos disponíveis para venda <text:tab/>(nome,preço e quantidade).</text:span></text:p>
      <text:p text:style-name="P1"><text:span text:style-name="T23"><text:tab/>3.O funcionário seleciona os produtos que o cliente deseja comprar.</text:span></text:p>
      <text:p text:style-name="P1"><text:span text:style-name="T23"><text:tab/>4.O sistema informa o valor total dos produtos.</text:span></text:p>
      <text:p text:style-name="P1"><text:span text:style-name="T23"><text:tab/>5.O funcionário confirma os produtos selecionados.</text:span></text:p>
      <text:p text:style-name="P1"><text:span text:style-name="T23"><text:tab/>6.O sistema lista os métodos de pagamentos possíveis.</text:span></text:p>
      <text:p text:style-name="P1"><text:span text:style-name="T23"><text:tab/>7.O funcionário confirma o metodo de pagamento.</text:span></text:p>
      <text:p text:style-name="P1"><text:span text:style-name="T23"><text:tab/>8.O sistema informa se deseja finalizar a compra.</text:span></text:p>
      <text:p text:style-name="P1"><text:span text:style-name="T23"><text:tab/>9.O funcionário confirma a compra.</text:span></text:p>
      <text:p text:style-name="P1"><text:span text:style-name="T23"><text:tab/>10.O sistema atualiza o estoque.</text:span></text:p>
      <text:p text:style-name="P1"><text:span text:style-name="T24"><text:tab/></text:span><text:span text:style-name="T25">Exceção 9 : A operadora<text:tab/>não autoriza a venda.</text:span></text:p>
      <text:p text:style-name="P1"><text:span text:style-name="T25"><text:tab/>9.1 O sistema apresenta outras opções de cartão ao comprador.</text:span></text:p>
      <text:p text:style-name="P1"><text:span text:style-name="T25"><text:tab/>9.2 O comprador seleciona outro cartão ou método de pagamento.<text:tab/><text:tab/>Avança para o ponto 10<text:tab/></text:span></text:p>
      <text:p text:style-name="P1"><text:span text:style-name="T25"><text:s text:c="2"/></text:span></text:p>
      <text:p text:style-name="P1"><text:span text:style-name="T26"/></text:p>
      <text:p text:style-name="P1"><text:span text:style-name="T27">Caso de Uso: Gerenciar funcionários</text:span></text:p>
      <text:p text:style-name="P1"><text:span text:style-name="T27"><text:tab/>1.O gerente solicita o cadastro dos funcionários.</text:span></text:p>
      <text:p text:style-name="P1"><text:span text:style-name="T27"><text:tab/>2.O sistema informa os campos a serem preenchidos para cadastrar o funcionário.</text:span></text:p>
      <text:p text:style-name="P1"><text:span text:style-name="T27"><text:tab/>3.O gerente preenche os campos para o cadastro.</text:span></text:p>
      <text:p text:style-name="P1"><text:span text:style-name="T27"><text:tab/>4.O sistema salva as informações.</text:span></text:p>
      <text:p text:style-name="P1"><text:span text:style-name="T27"><text:tab/>5.O sistema tem controla o banco de dados dos funcionários.</text:span></text:p>
      <text:p text:style-name="P1"><text:span text:style-name="T28"/></text:p>
      <text:p text:style-name="P1"><text:span text:style-name="T29">Caso de Uso: Gerenciar produtos</text:span></text:p>
      <text:p text:style-name="P1"><text:span text:style-name="T29"><text:tab/>1.O gerente cadastra o produto no estoque.</text:span></text:p>
      <text:p text:style-name="P1"><text:span text:style-name="T29"><text:tab/>2.O gerente analisa a disponobilidade do produto no estoque.</text:span></text:p>
      <text:p text:style-name="P1"><text:span text:style-name="T29"><text:tab/>3.O sistema informa se produtos estão perto de terminar.</text:span></text:p>
      <text:p text:style-name="P1"><text:span text:style-name="T29"><text:tab/>4.O sistema informa se faz compras com fornecedores.</text:span></text:p>
      <text:p text:style-name="P1"><text:span text:style-name="T29"><text:tab/></text:span></text:p>
      <text:p text:style-name="P1"><text:span text:style-name="T29"><text:tab/></text:span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